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4ac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ctivité 4 : Des triangles semblables</text:span><text:line-break/><text:line-break/>Dans la figure ci-contre, les triangles ABC et LMN ont leurs angles deux à deux de même mesure. On dit que ces triangles sont semblables.<text:line-break/>Dans le triangle ABC, on veut construire le triangle AM'N' égal au triangle LMN et tel que M' ∈ [AB].<text:line-break/>1. Montrer que les triangles AM'N' et LMN ont leurs angles égaux deux à deux.<text:line-break/>2. En déduire que le point N' appartient à la demi-droite [AC<text:span text:style-name="T2">)</text:span> et que les droites (M'N') et (BC) sont parallèles.<text:line-break/>3. Reproduire et compléter la figure.<text:line-break/>4. Que peut-on dire des rapports <text:s/><text:line-break/> <text:s text:c="3"/>![AM'/AB = AN'/AC = M'N'/BC] <text:s/><text:line-break/> <text:s text:c="2"/>? Justifier.<text:line-break/>5. Que peut-on en déduire pour les rapports <text:s/><text:line-break/> <text:s text:c="3"/>![LM/AB = LN/AC = MN/BC] <text:s/><text:line-break/> <text:s text:c="3"/>? Que cela signifie-t-il pour les longueurs des côtés des deux triangles semblables ABC et LMN ?<text:line-break/>6. Énoncer la propriété ainsi démontrée pour deux triangles semblables.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4T08:40:14.613000000</meta:creation-date>
    <dc:date>2024-09-04T08:44:28.732000000</dc:date>
    <meta:editing-duration>PT4M14S</meta:editing-duration>
    <meta:editing-cycles>1</meta:editing-cycles>
    <meta:document-statistic meta:table-count="0" meta:image-count="0" meta:object-count="0" meta:page-count="1" meta:paragraph-count="1" meta:word-count="146" meta:character-count="845" meta:non-whitespace-character-count="675"/>
    <meta:generator>LibreOffice/7.4.3.2$Windows_X86_64 LibreOffice_project/1048a8393ae2eeec98dff31b5c133c5f1d08b890</meta:generator>
  </office:meta>
</office:document-meta>
</file>